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2a1" officeooo:paragraph-rsid="000aa2a1"/>
    </style:style>
    <style:style style:name="P2" style:family="paragraph" style:parent-style-name="Standard">
      <style:text-properties officeooo:rsid="000aa2a1" officeooo:paragraph-rsid="000ad7c7"/>
    </style:style>
    <style:style style:name="P3" style:family="paragraph" style:parent-style-name="Standard">
      <style:text-properties officeooo:rsid="000b6fea" officeooo:paragraph-rsid="000b6fea"/>
    </style:style>
    <style:style style:name="P4" style:family="paragraph" style:parent-style-name="Standard">
      <style:text-properties officeooo:rsid="000b6fea" officeooo:paragraph-rsid="000b6fea"/>
    </style:style>
    <style:style style:name="P5" style:family="paragraph" style:parent-style-name="Standard">
      <style:text-properties officeooo:rsid="000cd9f3" officeooo:paragraph-rsid="000cd9f3"/>
    </style:style>
    <style:style style:name="T1" style:family="text">
      <style:text-properties officeooo:rsid="000ad7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o : <text:a xlink:type="simple" xlink:href="https://s3-eu-west-1.amazonaws.com/assets.chooseyourboss.com/images/logos/logo-2019.svg" text:style-name="Internet_20_link" text:visited-style-name="Visited_20_Internet_20_Link">https://s3-eu-west-1.amazonaws.com/assets.chooseyourboss.com/images/logos/logo-2019.svg</text:a></text:p>
      <text:p text:style-name="P3"/>
      <text:p text:style-name="P3">Fond : <text:a xlink:type="simple" xlink:href="https://s3-eu-west-1.amazonaws.com/assets.chooseyourboss.com/images/splash-general-3.png" text:style-name="Internet_20_link" text:visited-style-name="Visited_20_Internet_20_Link">https://s3-eu-west-1.amazonaws.com/assets.chooseyourboss.com/images/splash-general-3.png</text:a></text:p>
      <text:p text:style-name="P1"/>
      <text:p text:style-name="P1">Tech : <text:a xlink:type="simple" xlink:href="https://s3-eu-west-1.amazonaws.com/assets.chooseyourboss.com/images/home/visu-metiers/tech.svg" text:style-name="Internet_20_link" text:visited-style-name="Visited_20_Internet_20_Link">https://s3-eu-west-1.amazonaws.com/assets.chooseyourboss.com/images/home/visu-metiers/tech.svg</text:a></text:p>
      <text:p text:style-name="P1"/>
      <text:p text:style-name="P1">produit : <text:a xlink:type="simple" xlink:href="https://s3-eu-west-1.amazonaws.com/assets.chooseyourboss.com/images/home/visu-metiers/produit.svg" text:style-name="Internet_20_link" text:visited-style-name="Visited_20_Internet_20_Link">https://s3-eu-west-1.amazonaws.com/assets.chooseyourboss.com/images/home/visu-metiers/produit.svg</text:a> </text:p>
      <text:p text:style-name="P1"/>
      <text:p text:style-name="P2">marketing : <text:a xlink:type="simple" xlink:href="https://s3-eu-west-1.amazonaws.com/assets.chooseyourboss.com/images/home/visu-metiers/marketing.svg" text:style-name="Internet_20_link" text:visited-style-name="Visited_20_Internet_20_Link"><text:span text:style-name="T1">https://s3-eu-west-1.amazonaws.com/assets.chooseyourboss.com/images/home/visu-metiers/marketing.svg</text:span></text:a></text:p>
      <text:p text:style-name="P1"/>
      <text:p text:style-name="P2">data : <text:a xlink:type="simple" xlink:href="https://s3-eu-west-1.amazonaws.com/assets.chooseyourboss.com/images/home/visu-metiers/DATA.svg" text:style-name="Internet_20_link" text:visited-style-name="Visited_20_Internet_20_Link"><text:span text:style-name="T1">https://s3-eu-west-1.amazonaws.com/assets.chooseyourboss.com/images/home/visu-metiers/DATA.svg</text:span></text:a><text:span text:style-name="T1"> </text:span></text:p>
      <text:p text:style-name="P1"/>
      <text:p text:style-name="P2">creation : <text:a xlink:type="simple" xlink:href="https://s3-eu-west-1.amazonaws.com/assets.chooseyourboss.com/images/home/visu-metiers/design.svg" text:style-name="Internet_20_link" text:visited-style-name="Visited_20_Internet_20_Link"><text:span text:style-name="T1">https://s3-eu-west-1.amazonaws.com/assets.chooseyourboss.com/images/home/visu-metiers/design.svg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0:24:27.858208792</meta:creation-date>
    <dc:date>2020-07-27T15:32:58.187479056</dc:date>
    <meta:editing-duration>PT4M2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1" meta:character-count="719" meta:non-whitespace-character-count="702"/>
  </office:meta>
</office:document-meta>
</file>